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nl" fo:country="NL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1-14T09:51:36.618000000</meta:creation-date>
    <dc:date>2021-06-11T01:04:57.876502623</dc:date>
    <meta:editing-duration>PT3M18S</meta:editing-duration>
    <meta:editing-cycles>2</meta:editing-cycles>
    <meta:generator>LibreOfficeDev/7.2.0.0.alpha1$Linux_X86_64 LibreOffice_project/7f49c4eea51c6c84ee7adacd5ba45e1e0fc4c1f7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